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0441e5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OCUMENTACJA PLIKÓW Topology.java i Point.java</text:p>
      <text:p text:style-name="Text_20_body">PLIK Topology.java</text:p>
      <text:p text:style-name="Preformatted_20_Text"><text:span text:style-name="Source_20_Text">package com.netit;</text:span></text:p>
      <text:p text:style-name="Preformatted_20_Text"/>
      <text:p text:style-name="Preformatted_20_Text"><text:span text:style-name="Source_20_Text">import javafx.scene.control.Button;</text:span></text:p>
      <text:p text:style-name="Preformatted_20_Text"><text:span text:style-name="Source_20_Text">import javafx.scene.image.ImageView;</text:span></text:p>
      <text:p text:style-name="Preformatted_20_Text"><text:span text:style-name="Source_20_Text">import javafx.scene.layout.Pane;</text:span></text:p>
      <text:p text:style-name="Preformatted_20_Text"><text:span text:style-name="Source_20_Text">import java.util.ArrayList;</text:span></text:p>
      <text:p text:style-name="Preformatted_20_Text"><text:span text:style-name="Source_20_Text">import java.util.List;</text:span></text:p>
      <text:p text:style-name="P1"><text:span text:style-name="Source_20_Text">import java.util.Random;</text:span></text:p>
      <text:p text:style-name="Text_20_body">Opis: deklaracja pakietu oraz importy niezbędne do zarządzania panelem GUI, przyciskami i grafikami.</text:p>
      <text:list text:style-name="L1">
        <text:list-item>
          <text:p text:style-name="P2">Pola statyczne</text:p>
        </text:list-item>
      </text:list>
      <text:p text:style-name="Preformatted_20_Text"><text:span text:style-name="Source_20_Text">private static Pane workPanel;</text:span></text:p>
      <text:p text:style-name="Preformatted_20_Text"><text:span text:style-name="Source_20_Text">private static List&lt;Point&gt; points = new ArrayList&lt;&gt;();</text:span></text:p>
      <text:p text:style-name="Preformatted_20_Text"><text:span text:style-name="Source_20_Text">private static List&lt;Button&gt; sys = new ArrayList&lt;&gt;();</text:span></text:p>
      <text:p text:style-name="Preformatted_20_Text"><text:span text:style-name="Source_20_Text">private static final Random RNG = new Random();</text:span></text:p>
      <text:p text:style-name="Preformatted_20_Text"/>
      <text:p text:style-name="Preformatted_20_Text"><text:span text:style-name="Source_20_Text">public static final Integer ruter_t <text:s text:c="9"/>= 0;</text:span></text:p>
      <text:p text:style-name="Preformatted_20_Text"><text:span text:style-name="Source_20_Text">public static final Integer switch_t <text:s text:c="8"/>= 1;</text:span></text:p>
      <text:p text:style-name="Preformatted_20_Text"><text:span text:style-name="Source_20_Text">public static final Integer linux_t <text:s text:c="9"/>= 2;</text:span></text:p>
      <text:p text:style-name="Preformatted_20_Text"><text:span text:style-name="Source_20_Text">public static final Integer windows_t <text:s text:c="7"/>= 3;</text:span></text:p>
      <text:p text:style-name="Preformatted_20_Text"><text:span text:style-name="Source_20_Text">public static final Integer linux_server_t <text:s text:c="2"/>= 4;</text:span></text:p>
      <text:p text:style-name="Preformatted_20_Text"><text:span text:style-name="Source_20_Text">public static final Integer windos_server_t <text:s/>= 5;</text:span></text:p>
      <text:p text:style-name="P1"><text:span text:style-name="Source_20_Text">private static Integer app_stet = 0;</text:span></text:p>
      <text:p text:style-name="Text_20_body">Opis:</text:p>
      <text:list text:style-name="L2">
        <text:list-item>
          <text:p text:style-name="P3"><text:span text:style-name="Source_20_Text">workPanel</text:span> – panel roboczy, na którym umieszczane są przyciski.</text:p>
        </text:list-item>
        <text:list-item>
          <text:p text:style-name="P3"><text:span text:style-name="Source_20_Text">points</text:span> – lista obiektów <text:span text:style-name="Source_20_Text">Point</text:span> opisująca pozycje i typy systemów w topologii.</text:p>
        </text:list-item>
        <text:list-item>
          <text:p text:style-name="P3"><text:span text:style-name="Source_20_Text">sys</text:span> – lista przycisków odpowiadających systemom.</text:p>
        </text:list-item>
        <text:list-item>
          <text:p text:style-name="P3"><text:span text:style-name="Source_20_Text">RNG</text:span> – generator liczb losowych.</text:p>
        </text:list-item>
        <text:list-item>
          <text:p text:style-name="P3">Stałe typu <text:span text:style-name="Source_20_Text">Integer</text:span> określające typy urządzeń (router, switch, serwery, itp.).</text:p>
        </text:list-item>
        <text:list-item>
          <text:p text:style-name="P3"><text:span text:style-name="Source_20_Text">app_stet</text:span> – flaga kontrolna nowego okna aplikacji.</text:p>
        </text:list-item>
      </text:list>
      <text:list text:style-name="L3">
        <text:list-item>
          <text:p text:style-name="P4">Metody ustawiające stan i panel</text:p>
        </text:list-item>
      </text:list>
      <text:p text:style-name="Preformatted_20_Text"><text:span text:style-name="Source_20_Text">public static void setApp_stet(Integer x) { Topology.app_stet = x; }</text:span></text:p>
      <text:p text:style-name="Preformatted_20_Text"><text:span text:style-name="Source_20_Text">public static boolean App_new_window_q() { return Topology.app_stet == 0; }</text:span></text:p>
      <text:p text:style-name="Preformatted_20_Text"><text:span text:style-name="Source_20_Text">public static void setPanelToTopology(Pane workPanel) {</text:span></text:p>
      <text:p text:style-name="Preformatted_20_Text"><text:span text:style-name="Source_20_Text"><text:s text:c="4"/>Topology.workPanel = workPanel;</text:span></text:p>
      <text:p text:style-name="Preformatted_20_Text"><text:span text:style-name="Source_20_Text">}</text:span></text:p>
      <text:p text:style-name="Preformatted_20_Text"><text:span text:style-name="Source_20_Text">public static int getSystemCount() {</text:span></text:p>
      <text:p text:style-name="Preformatted_20_Text"><text:span text:style-name="Source_20_Text"><text:s text:c="4"/>return points.size();</text:span></text:p>
      <text:p text:style-name="P5"><text:span text:style-name="Source_20_Text">}</text:span></text:p>
      <text:p text:style-name="P5">Opis:</text:p>
      <text:list text:style-name="L4">
        <text:list-item>
          <text:p text:style-name="P6"><text:span text:style-name="Source_20_Text">setApp_stet</text:span> / <text:span text:style-name="Source_20_Text">App_new_window_q</text:span> – zarządzanie flagą <text:span text:style-name="Source_20_Text">app_stet</text:span>.</text:p>
        </text:list-item>
        <text:list-item>
          <text:p text:style-name="P6"><text:span text:style-name="Source_20_Text">setPanelToTopology</text:span> – przekazanie referencji do panelu GUI.</text:p>
        </text:list-item>
        <text:list-item>
          <text:p text:style-name="P6"><text:soft-page-break/><text:span text:style-name="Source_20_Text">getSystemCount</text:span> – zwraca liczbę systemów (punktów) w topologii.</text:p>
        </text:list-item>
      </text:list>
      <text:list text:style-name="L5">
        <text:list-item>
          <text:p text:style-name="P7">Dodawanie systemu do topologii</text:p>
        </text:list-item>
      </text:list>
      <text:p text:style-name="Preformatted_20_Text"><text:span text:style-name="Source_20_Text">public static void addsystem(int x, int y, int type, ImageView img) {</text:span></text:p>
      <text:p text:style-name="Preformatted_20_Text"><text:span text:style-name="Source_20_Text"><text:s text:c="4"/>Topology.points.add(new Point(x, y, type));</text:span></text:p>
      <text:p text:style-name="Preformatted_20_Text"><text:span text:style-name="Source_20_Text"><text:s text:c="4"/>Button button = new Button();</text:span></text:p>
      <text:p text:style-name="Preformatted_20_Text"><text:span text:style-name="Source_20_Text"><text:s text:c="4"/>button.setLayoutX(x);</text:span></text:p>
      <text:p text:style-name="Preformatted_20_Text"><text:span text:style-name="Source_20_Text"><text:s text:c="4"/>button.setLayoutY(y);</text:span></text:p>
      <text:p text:style-name="Preformatted_20_Text"><text:span text:style-name="Source_20_Text"><text:s text:c="4"/>button.setGraphic(img);</text:span></text:p>
      <text:p text:style-name="Preformatted_20_Text"><text:span text:style-name="Source_20_Text"><text:s text:c="4"/>Topology.workPanel.getChildren().add(button);</text:span></text:p>
      <text:p text:style-name="Preformatted_20_Text"><text:span text:style-name="Source_20_Text"><text:s text:c="4"/>Topology.sys.add(button);</text:span></text:p>
      <text:p text:style-name="P1"><text:span text:style-name="Source_20_Text">}</text:span></text:p>
      <text:p text:style-name="Text_20_body">Opis:</text:p>
      <text:list text:style-name="L6">
        <text:list-item>
          <text:p text:style-name="P8">Tworzy nowy obiekt <text:span text:style-name="Source_20_Text">Point</text:span> z podanymi współrzędnymi i typem.</text:p>
        </text:list-item>
        <text:list-item>
          <text:p text:style-name="P8">Generuje przycisk z grafiką <text:span text:style-name="Source_20_Text">ImageView</text:span>, ustawia jego pozycję i dodaje do panelu oraz listy <text:span text:style-name="Source_20_Text">sys</text:span>.</text:p>
        </text:list-item>
      </text:list>
      <text:list text:style-name="L7">
        <text:list-item>
          <text:p text:style-name="P9">Pobieranie i modyfikacja punktu</text:p>
        </text:list-item>
      </text:list>
      <text:p text:style-name="Preformatted_20_Text"><text:span text:style-name="Source_20_Text">public static Point getPoint(int index) { ... }</text:span></text:p>
      <text:p text:style-name="P1"><text:span text:style-name="Source_20_Text">public static boolean setSystem(int x, int y, int index) { ... }</text:span></text:p>
      <text:p text:style-name="Text_20_body">Opis:</text:p>
      <text:list text:style-name="L8">
        <text:list-item>
          <text:p text:style-name="P10"><text:span text:style-name="Source_20_Text">getPoint</text:span> – zwraca obiekt <text:span text:style-name="Source_20_Text">Point</text:span> o podanym indeksie lub <text:span text:style-name="Source_20_Text">null</text:span> jeśli poza zakresem.</text:p>
        </text:list-item>
        <text:list-item>
          <text:p text:style-name="P10"><text:span text:style-name="Source_20_Text">setSystem</text:span> – ustawia nowe współrzędne dla istniejącego punktu, zwraca <text:span text:style-name="Source_20_Text">true</text:span> w przypadku powodzenia.</text:p>
        </text:list-item>
      </text:list>
      <text:list text:style-name="L9">
        <text:list-item>
          <text:p text:style-name="P11">Wyszukiwanie wolnych współrzędnych</text:p>
        </text:list-item>
      </text:list>
      <text:p text:style-name="Preformatted_20_Text"><text:span text:style-name="Source_20_Text">public static List&lt;Integer&gt; findFreeCoordinates() {</text:span></text:p>
      <text:p text:style-name="Preformatted_20_Text"><text:span text:style-name="Source_20_Text"><text:s text:c="4"/>final int SYSTEM_SIZE = 200;</text:span></text:p>
      <text:p text:style-name="Preformatted_20_Text"><text:span text:style-name="Source_20_Text"><text:s text:c="4"/>final int STEP <text:s text:c="7"/>= 25;</text:span></text:p>
      <text:p text:style-name="Preformatted_20_Text"><text:span text:style-name="Source_20_Text"><text:s text:c="4"/>double panelWidth <text:s/>= workPanel.getWidth();</text:span></text:p>
      <text:p text:style-name="Preformatted_20_Text"><text:span text:style-name="Source_20_Text"><text:s text:c="4"/>double panelHeight = workPanel.getHeight();</text:span></text:p>
      <text:p text:style-name="Preformatted_20_Text"><text:span text:style-name="Source_20_Text"><text:s text:c="4"/>List&lt;List&lt;Integer&gt;&gt; freeSpots = new ArrayList&lt;&gt;();</text:span></text:p>
      <text:p text:style-name="Preformatted_20_Text"><text:span text:style-name="Source_20_Text"><text:s text:c="4"/>for (int y = 0; y &lt;= panelHeight - SYSTEM_SIZE; y += STEP) {</text:span></text:p>
      <text:p text:style-name="Preformatted_20_Text"><text:span text:style-name="Source_20_Text"><text:s text:c="8"/>for (int x = 0; x &lt;= panelWidth - SYSTEM_SIZE; x += STEP) {</text:span></text:p>
      <text:p text:style-name="Preformatted_20_Text"><text:span text:style-name="Source_20_Text"><text:s text:c="12"/>boolean overlaps = false;</text:span></text:p>
      <text:p text:style-name="Preformatted_20_Text"><text:span text:style-name="Source_20_Text"><text:s text:c="12"/>for (Point p : points) {</text:span></text:p>
      <text:p text:style-name="Preformatted_20_Text"><text:span text:style-name="Source_20_Text"><text:s text:c="16"/>int px = p.getX(), py = p.getY();</text:span></text:p>
      <text:p text:style-name="Preformatted_20_Text"><text:span text:style-name="Source_20_Text"><text:s text:c="16"/>if (x &lt; px + SYSTEM_SIZE &amp;&amp; x + SYSTEM_SIZE &gt; px &amp;&amp;</text:span></text:p>
      <text:p text:style-name="Preformatted_20_Text"><text:span text:style-name="Source_20_Text"><text:s text:c="20"/>y &lt; py + SYSTEM_SIZE &amp;&amp; y + SYSTEM_SIZE &gt; py) {</text:span></text:p>
      <text:p text:style-name="Preformatted_20_Text"><text:span text:style-name="Source_20_Text"><text:s text:c="20"/>overlaps = true; break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if (!overlaps) freeSpots.add(List.of(x, y)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freeSpots.isEmpty()) return null;</text:span></text:p>
      <text:p text:style-name="Preformatted_20_Text"><text:span text:style-name="Source_20_Text"><text:s text:c="4"/>return freeSpots.get(RNG.nextInt(freeSpots.size()));</text:span></text:p>
      <text:p text:style-name="P1"><text:span text:style-name="Source_20_Text">}</text:span></text:p>
      <text:p text:style-name="Text_20_body"/>
      <text:p text:style-name="Text_20_body"/>
      <text:p text:style-name="Text_20_body"><text:soft-page-break/>Opis:</text:p>
      <text:list text:style-name="L10">
        <text:list-item>
          <text:p text:style-name="P12">Oblicza wszystkie możliwe pozycje niepokrywające się z istniejącymi systemami.</text:p>
        </text:list-item>
        <text:list-item>
          <text:p text:style-name="P12">Parametry <text:span text:style-name="Source_20_Text">SYSTEM_SIZE</text:span> i <text:span text:style-name="Source_20_Text">STEP</text:span> określają rozmiar obszaru i dokładność.</text:p>
        </text:list-item>
        <text:list-item>
          <text:p text:style-name="P12">Zwraca losowo wybrany punkt z dostępnych lub <text:span text:style-name="Source_20_Text">null</text:span> jeśli brak miejsca.</text:p>
        </text:list-item>
      </text:list>
      <text:p text:style-name="Text_20_body">PLIK Point.java</text:p>
      <text:p text:style-name="Preformatted_20_Text"><text:span text:style-name="Source_20_Text">package com.netit;</text:span></text:p>
      <text:p text:style-name="Preformatted_20_Text"/>
      <text:p text:style-name="Preformatted_20_Text"><text:span text:style-name="Source_20_Text">public class Point {</text:span></text:p>
      <text:p text:style-name="Preformatted_20_Text"><text:span text:style-name="Source_20_Text"><text:s text:c="4"/>private int x;</text:span></text:p>
      <text:p text:style-name="Preformatted_20_Text"><text:span text:style-name="Source_20_Text"><text:s text:c="4"/>private int y;</text:span></text:p>
      <text:p text:style-name="Preformatted_20_Text"><text:span text:style-name="Source_20_Text"><text:s text:c="4"/>private int type;</text:span></text:p>
      <text:p text:style-name="Preformatted_20_Text"/>
      <text:p text:style-name="Preformatted_20_Text"><text:span text:style-name="Source_20_Text"><text:s text:c="4"/>public Point(int x, int y, int type) {</text:span></text:p>
      <text:p text:style-name="Preformatted_20_Text"><text:span text:style-name="Source_20_Text"><text:s text:c="8"/>this.x = x;</text:span></text:p>
      <text:p text:style-name="Preformatted_20_Text"><text:span text:style-name="Source_20_Text"><text:s text:c="8"/>this.y = y;</text:span></text:p>
      <text:p text:style-name="Preformatted_20_Text"><text:span text:style-name="Source_20_Text"><text:s text:c="8"/>this.type = 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int getX() { return x; }</text:span></text:p>
      <text:p text:style-name="Preformatted_20_Text"><text:span text:style-name="Source_20_Text"><text:s text:c="4"/>public int getY() { return y; }</text:span></text:p>
      <text:p text:style-name="Preformatted_20_Text"><text:span text:style-name="Source_20_Text"><text:s text:c="4"/>public void setX(int x) { this.x = x; }</text:span></text:p>
      <text:p text:style-name="Preformatted_20_Text"><text:span text:style-name="Source_20_Text"><text:s text:c="4"/>public void setY(int y) { this.y = y; }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String toString() {</text:span></text:p>
      <text:p text:style-name="Preformatted_20_Text"><text:span text:style-name="Source_20_Text"><text:s text:c="8"/>return "Point{x=" + x + ", y=" + y + "}"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Opis:</text:p>
      <text:list text:style-name="L11">
        <text:list-item>
          <text:p text:style-name="P13">Klasa modelowa reprezentująca punkt w topologii z polami:</text:p>
          <text:list>
            <text:list-item>
              <text:p text:style-name="P13"><text:span text:style-name="Source_20_Text">x</text:span>, <text:span text:style-name="Source_20_Text">y</text:span> – współrzędne na panelu.</text:p>
            </text:list-item>
            <text:list-item>
              <text:p text:style-name="P13"><text:span text:style-name="Source_20_Text">type</text:span> – typ urządzenia.</text:p>
            </text:list-item>
          </text:list>
        </text:list-item>
        <text:list-item>
          <text:p text:style-name="P13">Konstruktor inicjalizuje wszystkie pola.</text:p>
        </text:list-item>
        <text:list-item>
          <text:p text:style-name="P13">Gettery i settery umożliwiają odczyt i modyfikację współrzędnych.</text:p>
        </text:list-item>
        <text:list-item>
          <text:p text:style-name="P13">Nadpisana metoda <text:span text:style-name="Source_20_Text">toString</text:span> zwraca czytelną reprezentację współrzędnych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09:57:02.286773597</meta:creation-date>
    <dc:date>2025-07-02T09:58:24.852028511</dc:date>
    <meta:editing-duration>PT1M23S</meta:editing-duration>
    <meta:editing-cycles>1</meta:editing-cycles>
    <meta:generator>LibreOffice/25.2.4.3$Linux_X86_64 LibreOffice_project/520$Build-3</meta:generator>
    <meta:document-statistic meta:table-count="0" meta:image-count="0" meta:object-count="0" meta:page-count="3" meta:paragraph-count="115" meta:word-count="621" meta:character-count="4497" meta:non-whitespace-character-count="3658"/>
  </office:meta>
</office:document-meta>
</file>